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float" office:value="0" table:style-name="ce1">
            <text:p>0</text:p>
          </table:table-cell>
          <table:table-cell office:value-type="float" office:value="2.2324000000000002" table:style-name="ce1">
            <text:p>2.2324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6.7425100000000002" table:style-name="ce1">
            <text:p>6.74251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2.982900000000001" table:style-name="ce1">
            <text:p>12.9829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5.7837" table:style-name="ce1">
            <text:p>15.7837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9.929500000000001" table:style-name="ce1">
            <text:p>19.9295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1.3567" table:style-name="ce1">
            <text:p>21.3567</text:p>
          </table:table-cell>
          <table:table-cell table:number-columns-repeated="3"/>
          <table:table-cell table:style-name="ce1">
            <draw:frame draw:z-index="1" draw:id="id0" draw:style-name="a0" draw:name="Chart 1" svg:x="0.14583in" svg:y="0.17083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4.831499999999998" table:style-name="ce1">
            <text:p>24.8315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5.5396" table:style-name="ce1">
            <text:p>25.5396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9.6843" table:style-name="ce1">
            <text:p>29.6843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0.407800000000002" table:style-name="ce1">
            <text:p>30.4078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3.165599999999998" table:style-name="ce1">
            <text:p>33.1656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6.627800000000001" table:style-name="ce1">
            <text:p>36.6278</text:p>
          </table:table-cell>
          <table:table-cell table:number-columns-repeated="16382"/>
        </table:table-row>
        <table:table-row table:style-name="ro1">
          <table:table-cell office:value-type="float" office:value="6.6337777777799997E-3" table:style-name="ce1">
            <text:p>0.006633778</text:p>
          </table:table-cell>
          <table:table-cell office:value-type="float" office:value="41.492600000000003" table:style-name="ce1">
            <text:p>41.4926</text:p>
          </table:table-cell>
          <table:table-cell table:number-columns-repeated="16382"/>
        </table:table-row>
        <table:table-row table:style-name="ro1">
          <table:table-cell office:value-type="float" office:value="2.83137777778E-2" table:style-name="ce1">
            <text:p>0.028313778</text:p>
          </table:table-cell>
          <table:table-cell office:value-type="float" office:value="46.370600000000003" table:style-name="ce1">
            <text:p>46.3706</text:p>
          </table:table-cell>
          <table:table-cell table:number-columns-repeated="16382"/>
        </table:table-row>
        <table:table-row table:style-name="ro1">
          <table:table-cell office:value-type="float" office:value="5.5911111111099997E-2" table:style-name="ce1">
            <text:p>0.055911111</text:p>
          </table:table-cell>
          <table:table-cell office:value-type="float" office:value="52.58" table:style-name="ce1">
            <text:p>52.58</text:p>
          </table:table-cell>
          <table:table-cell table:number-columns-repeated="16382"/>
        </table:table-row>
        <table:table-row table:style-name="ro1">
          <table:table-cell office:value-type="float" office:value="7.1499111111099994E-2" table:style-name="ce1">
            <text:p>0.071499111</text:p>
          </table:table-cell>
          <table:table-cell office:value-type="float" office:value="56.087299999999999" table:style-name="ce1">
            <text:p>56.0873</text:p>
          </table:table-cell>
          <table:table-cell table:number-columns-repeated="16382"/>
        </table:table-row>
        <table:table-row table:style-name="ro1">
          <table:table-cell office:value-type="float" office:value="8.69928888889E-2" table:style-name="ce1">
            <text:p>0.086992889</text:p>
          </table:table-cell>
          <table:table-cell office:value-type="float" office:value="59.573399999999999" table:style-name="ce1">
            <text:p>59.5734</text:p>
          </table:table-cell>
          <table:table-cell table:number-columns-repeated="16382"/>
        </table:table-row>
        <table:table-row table:style-name="ro1">
          <table:table-cell office:value-type="float" office:value="0.10854444444399999" table:style-name="ce1">
            <text:p>0.108544444</text:p>
          </table:table-cell>
          <table:table-cell office:value-type="float" office:value="64.422499999999999" table:style-name="ce1">
            <text:p>64.4225</text:p>
          </table:table-cell>
          <table:table-cell table:number-columns-repeated="16382"/>
        </table:table-row>
        <table:table-row table:style-name="ro1">
          <table:table-cell office:value-type="float" office:value="0.127043555556" table:style-name="ce1">
            <text:p>0.127043556</text:p>
          </table:table-cell>
          <table:table-cell office:value-type="float" office:value="68.584800000000001" table:style-name="ce1">
            <text:p>68.5848</text:p>
          </table:table-cell>
          <table:table-cell table:number-columns-repeated="16382"/>
        </table:table-row>
        <table:table-row table:style-name="ro1">
          <table:table-cell office:value-type="float" office:value="0.13319155555600001" table:style-name="ce1">
            <text:p>0.133191556</text:p>
          </table:table-cell>
          <table:table-cell office:value-type="float" office:value="69.968100000000007" table:style-name="ce1">
            <text:p>69.9681</text:p>
          </table:table-cell>
          <table:table-cell table:number-columns-repeated="16382"/>
        </table:table-row>
        <table:table-row table:style-name="ro1">
          <table:table-cell office:value-type="float" office:value="0.14559555555600001" table:style-name="ce1">
            <text:p>0.145595556</text:p>
          </table:table-cell>
          <table:table-cell office:value-type="float" office:value="72.759" table:style-name="ce1">
            <text:p>72.759</text:p>
          </table:table-cell>
          <table:table-cell table:number-columns-repeated="16382"/>
        </table:table-row>
        <table:table-row table:style-name="ro1">
          <table:table-cell office:value-type="float" office:value="0.15497688888899999" table:style-name="ce1">
            <text:p>0.154976889</text:p>
          </table:table-cell>
          <table:table-cell office:value-type="float" office:value="74.869799999999998" table:style-name="ce1">
            <text:p>74.8698</text:p>
          </table:table-cell>
          <table:table-cell table:number-columns-repeated="16382"/>
        </table:table-row>
        <table:table-row table:style-name="ro1">
          <table:table-cell office:value-type="float" office:value="0.164168444444" table:style-name="ce1">
            <text:p>0.164168444</text:p>
          </table:table-cell>
          <table:table-cell office:value-type="float" office:value="76.937899999999999" table:style-name="ce1">
            <text:p>76.9379</text:p>
          </table:table-cell>
          <table:table-cell table:number-columns-repeated="16382"/>
        </table:table-row>
        <table:table-row table:style-name="ro1">
          <table:table-cell office:value-type="float" office:value="0.179652444444" table:style-name="ce1">
            <text:p>0.179652444</text:p>
          </table:table-cell>
          <table:table-cell office:value-type="float" office:value="80.421800000000005" table:style-name="ce1">
            <text:p>80.4218</text:p>
          </table:table-cell>
          <table:table-cell table:number-columns-repeated="16382"/>
        </table:table-row>
        <table:table-row table:style-name="ro1">
          <table:table-cell office:value-type="float" office:value="0.18883688888899999" table:style-name="ce1">
            <text:p>0.188836889</text:p>
          </table:table-cell>
          <table:table-cell office:value-type="float" office:value="82.488299999999995" table:style-name="ce1">
            <text:p>82.4883</text:p>
          </table:table-cell>
          <table:table-cell table:number-columns-repeated="16382"/>
        </table:table-row>
        <table:table-row table:style-name="ro1">
          <table:table-cell office:value-type="float" office:value="0.20746800000000001" table:style-name="ce1">
            <text:p>0.207468</text:p>
          </table:table-cell>
          <table:table-cell office:value-type="float" office:value="86.680300000000003" table:style-name="ce1">
            <text:p>86.6803</text:p>
          </table:table-cell>
          <table:table-cell table:number-columns-repeated="16382"/>
        </table:table-row>
        <table:table-row table:style-name="ro1">
          <table:table-cell office:value-type="float" office:value="0.232231111111" table:style-name="ce1">
            <text:p>0.232231111</text:p>
          </table:table-cell>
          <table:table-cell office:value-type="float" office:value="92.251999999999995" table:style-name="ce1">
            <text:p>92.252</text:p>
          </table:table-cell>
          <table:table-cell table:number-columns-repeated="16382"/>
        </table:table-row>
        <table:table-row table:style-name="ro1">
          <table:table-cell office:value-type="float" office:value="0.25693555555600001" table:style-name="ce1">
            <text:p>0.256935556</text:p>
          </table:table-cell>
          <table:table-cell office:value-type="float" office:value="97.810500000000005" table:style-name="ce1">
            <text:p>97.8105</text:p>
          </table:table-cell>
          <table:table-cell table:number-columns-repeated="16382"/>
        </table:table-row>
        <table:table-row table:style-name="ro1">
          <table:table-cell office:value-type="float" office:value="0.281568888889" table:style-name="ce1">
            <text:p>0.281568889</text:p>
          </table:table-cell>
          <table:table-cell office:value-type="float" office:value="103.35299999999999" table:style-name="ce1">
            <text:p>103.353</text:p>
          </table:table-cell>
          <table:table-cell table:number-columns-repeated="16382"/>
        </table:table-row>
        <table:table-row table:style-name="ro1">
          <table:table-cell office:value-type="float" office:value="0.30609333333299998" table:style-name="ce1">
            <text:p>0.306093333</text:p>
          </table:table-cell>
          <table:table-cell office:value-type="float" office:value="108.871" table:style-name="ce1">
            <text:p>108.871</text:p>
          </table:table-cell>
          <table:table-cell table:number-columns-repeated="16382"/>
        </table:table-row>
        <table:table-row table:style-name="ro1">
          <table:table-cell office:value-type="float" office:value="0.32776888888900002" table:style-name="ce1">
            <text:p>0.327768889</text:p>
          </table:table-cell>
          <table:table-cell office:value-type="float" office:value="113.748" table:style-name="ce1">
            <text:p>113.748</text:p>
          </table:table-cell>
          <table:table-cell table:number-columns-repeated="16382"/>
        </table:table-row>
        <table:table-row table:style-name="ro1">
          <table:table-cell office:value-type="float" office:value="0.355608888889" table:style-name="ce1">
            <text:p>0.355608889</text:p>
          </table:table-cell>
          <table:table-cell office:value-type="float" office:value="120.012" table:style-name="ce1">
            <text:p>120.012</text:p>
          </table:table-cell>
          <table:table-cell table:number-columns-repeated="16382"/>
        </table:table-row>
        <table:table-row table:style-name="ro1">
          <table:table-cell office:value-type="float" office:value="0.37712444444400001" table:style-name="ce1">
            <text:p>0.377124444</text:p>
          </table:table-cell>
          <table:table-cell office:value-type="float" office:value="124.85299999999999" table:style-name="ce1">
            <text:p>124.853</text:p>
          </table:table-cell>
          <table:table-cell table:number-columns-repeated="16382"/>
        </table:table-row>
        <table:table-row table:style-name="ro1">
          <table:table-cell office:value-type="float" office:value="0.386462222222" table:style-name="ce1">
            <text:p>0.386462222</text:p>
          </table:table-cell>
          <table:table-cell office:value-type="float" office:value="126.95399999999999" table:style-name="ce1">
            <text:p>126.954</text:p>
          </table:table-cell>
          <table:table-cell table:number-columns-repeated="16382"/>
        </table:table-row>
        <table:table-row table:style-name="ro1">
          <table:table-cell office:value-type="float" office:value="0.40195555555599999" table:style-name="ce1">
            <text:p>0.401955556</text:p>
          </table:table-cell>
          <table:table-cell office:value-type="float" office:value="130.44" table:style-name="ce1">
            <text:p>130.44</text:p>
          </table:table-cell>
          <table:table-cell table:number-columns-repeated="16382"/>
        </table:table-row>
        <table:table-row table:style-name="ro1">
          <table:table-cell office:value-type="float" office:value="0.41425777777799999" table:style-name="ce1">
            <text:p>0.414257778</text:p>
          </table:table-cell>
          <table:table-cell office:value-type="float" office:value="133.208" table:style-name="ce1">
            <text:p>133.208</text:p>
          </table:table-cell>
          <table:table-cell table:number-columns-repeated="16382"/>
        </table:table-row>
        <table:table-row table:style-name="ro1">
          <table:table-cell office:value-type="float" office:value="0.429626666667" table:style-name="ce1">
            <text:p>0.429626667</text:p>
          </table:table-cell>
          <table:table-cell office:value-type="float" office:value="136.666" table:style-name="ce1">
            <text:p>136.666</text:p>
          </table:table-cell>
          <table:table-cell table:number-columns-repeated="16382"/>
        </table:table-row>
        <table:table-row table:style-name="ro1">
          <table:table-cell office:value-type="float" office:value="0.44814222222200001" table:style-name="ce1">
            <text:p>0.448142222</text:p>
          </table:table-cell>
          <table:table-cell office:value-type="float" office:value="140.83199999999999" table:style-name="ce1">
            <text:p>140.832</text:p>
          </table:table-cell>
          <table:table-cell table:number-columns-repeated="16382"/>
        </table:table-row>
        <table:table-row table:style-name="ro1">
          <table:table-cell office:value-type="float" office:value="0.45758666666699999" table:style-name="ce1">
            <text:p>0.457586667</text:p>
          </table:table-cell>
          <table:table-cell office:value-type="float" office:value="142.95699999999999" table:style-name="ce1">
            <text:p>142.957</text:p>
          </table:table-cell>
          <table:table-cell table:number-columns-repeated="16382"/>
        </table:table-row>
        <table:table-row table:style-name="ro1">
          <table:table-cell office:value-type="float" office:value="0.47921333333299998" table:style-name="ce1">
            <text:p>0.479213333</text:p>
          </table:table-cell>
          <table:table-cell office:value-type="float" office:value="147.82300000000001" table:style-name="ce1">
            <text:p>147.823</text:p>
          </table:table-cell>
          <table:table-cell table:number-columns-repeated="16382"/>
        </table:table-row>
        <table:table-row table:style-name="ro1">
          <table:table-cell office:value-type="float" office:value="0.50702666666700003" table:style-name="ce1">
            <text:p>0.507026667</text:p>
          </table:table-cell>
          <table:table-cell office:value-type="float" office:value="154.08099999999999" table:style-name="ce1">
            <text:p>154.081</text:p>
          </table:table-cell>
          <table:table-cell table:number-columns-repeated="16382"/>
        </table:table-row>
        <table:table-row table:style-name="ro1">
          <table:table-cell office:value-type="float" office:value="0.54695111111100003" table:style-name="ce1">
            <text:p>0.546951111</text:p>
          </table:table-cell>
          <table:table-cell office:value-type="float" office:value="163.06399999999999" table:style-name="ce1">
            <text:p>163.064</text:p>
          </table:table-cell>
          <table:table-cell table:number-columns-repeated="16382"/>
        </table:table-row>
        <table:table-row table:style-name="ro1">
          <table:table-cell office:value-type="float" office:value="0.57787999999999995" table:style-name="ce1">
            <text:p>0.57788</text:p>
          </table:table-cell>
          <table:table-cell office:value-type="float" office:value="170.023" table:style-name="ce1">
            <text:p>170.023</text:p>
          </table:table-cell>
          <table:table-cell table:number-columns-repeated="16382"/>
        </table:table-row>
        <table:table-row table:style-name="ro1">
          <table:table-cell office:value-type="float" office:value="0.60885333333299996" table:style-name="ce1">
            <text:p>0.608853333</text:p>
          </table:table-cell>
          <table:table-cell office:value-type="float" office:value="176.99199999999999" table:style-name="ce1">
            <text:p>176.992</text:p>
          </table:table-cell>
          <table:table-cell table:number-columns-repeated="16382"/>
        </table:table-row>
        <table:table-row table:style-name="ro1">
          <table:table-cell office:value-type="float" office:value="0.64578666666700002" table:style-name="ce1">
            <text:p>0.645786667</text:p>
          </table:table-cell>
          <table:table-cell office:value-type="float" office:value="185.30199999999999" table:style-name="ce1">
            <text:p>185.302</text:p>
          </table:table-cell>
          <table:table-cell table:number-columns-repeated="16382"/>
        </table:table-row>
        <table:table-row table:style-name="ro1">
          <table:table-cell office:value-type="float" office:value="0.67047555555600002" table:style-name="ce1">
            <text:p>0.670475556</text:p>
          </table:table-cell>
          <table:table-cell office:value-type="float" office:value="190.857" table:style-name="ce1">
            <text:p>190.857</text:p>
          </table:table-cell>
          <table:table-cell table:number-columns-repeated="16382"/>
        </table:table-row>
        <table:table-row table:style-name="ro1">
          <table:table-cell office:value-type="float" office:value="0.69220444444399998" table:style-name="ce1">
            <text:p>0.692204444</text:p>
          </table:table-cell>
          <table:table-cell office:value-type="float" office:value="195.74600000000001" table:style-name="ce1">
            <text:p>195.746</text:p>
          </table:table-cell>
          <table:table-cell table:number-columns-repeated="16382"/>
        </table:table-row>
        <table:table-row table:style-name="ro1">
          <table:table-cell office:value-type="float" office:value="0.7" table:style-name="ce1">
            <text:p>0.7</text:p>
          </table:table-cell>
          <table:table-cell office:value-type="float" office:value="199.911" table:style-name="ce1">
            <text:p>199.911</text:p>
          </table:table-cell>
          <table:table-cell table:number-columns-repeated="16382"/>
        </table:table-row>
        <table:table-row table:style-name="ro1">
          <table:table-cell office:value-type="float" office:value="0.7" table:style-name="ce1">
            <text:p>0.7</text:p>
          </table:table-cell>
          <table:table-cell office:value-type="float" office:value="202.71" table:style-name="ce1">
            <text:p>202.71</text:p>
          </table:table-cell>
          <table:table-cell table:number-columns-repeated="16382"/>
        </table:table-row>
        <table:table-row table:style-name="ro1">
          <table:table-cell office:value-type="float" office:value="0.7" table:style-name="ce1">
            <text:p>0.7</text:p>
          </table:table-cell>
          <table:table-cell office:value-type="float" office:value="208.21899999999999" table:style-name="ce1">
            <text:p>208.219</text:p>
          </table:table-cell>
          <table:table-cell table:number-columns-repeated="16382"/>
        </table:table-row>
        <table:table-row table:style-name="ro1">
          <table:table-cell office:value-type="float" office:value="0.7" table:style-name="ce1">
            <text:p>0.7</text:p>
          </table:table-cell>
          <table:table-cell office:value-type="float" office:value="209.64" table:style-name="ce1">
            <text:p>209.64</text:p>
          </table:table-cell>
          <table:table-cell table:number-columns-repeated="16382"/>
        </table:table-row>
        <table:table-row table:style-name="ro1">
          <table:table-cell office:value-type="float" office:value="0.7" table:style-name="ce1">
            <text:p>0.7</text:p>
          </table:table-cell>
          <table:table-cell office:value-type="float" office:value="214.48099999999999" table:style-name="ce1">
            <text:p>214.481</text:p>
          </table:table-cell>
          <table:table-cell table:number-columns-repeated="16382"/>
        </table:table-row>
        <table:table-row table:style-name="ro1">
          <table:table-cell office:value-type="float" office:value="0.7" table:style-name="ce1">
            <text:p>0.7</text:p>
          </table:table-cell>
          <table:table-cell office:value-type="float" office:value="219.38399999999999" table:style-name="ce1">
            <text:p>219.384</text:p>
          </table:table-cell>
          <table:table-cell table:number-columns-repeated="16382"/>
        </table:table-row>
        <table:table-row table:style-name="ro1">
          <table:table-cell office:value-type="float" office:value="0.7" table:style-name="ce1">
            <text:p>0.7</text:p>
          </table:table-cell>
          <table:table-cell office:value-type="float" office:value="224.91200000000001" table:style-name="ce1">
            <text:p>224.912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0.7" table:style-name="ce1">
            <text:p>0.7</text:p>
          </table:table-cell>
          <table:table-cell office:value-type="float" office:value="234.64500000000001" table:style-name="ce1">
            <text:p>234.645</text:p>
          </table:table-cell>
          <table:table-cell table:number-columns-repeated="16382"/>
        </table:table-row>
        <table:table-row table:number-rows-repeated="1048519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float" office:value="0.20000000298000001" table:style-name="ce1">
            <text:p>0.200000003</text:p>
          </table:table-cell>
          <table:table-cell office:value-type="float" office:value="92.210999999999999" table:style-name="ce1">
            <text:p>92.211</text:p>
          </table:table-cell>
          <table:table-cell office:value-type="float" office:value="0.23204888888899999" table:style-name="ce1">
            <text:p>0.232048889</text:p>
          </table:table-cell>
          <table:table-cell office:value-type="float" office:value="0.40297540475499999" table:style-name="ce1">
            <text:p>0.402975405</text:p>
          </table:table-cell>
          <table:table-cell table:number-columns-repeated="2"/>
          <table:table-cell table:style-name="ce1">
            <draw:frame draw:z-index="1" draw:id="id1" draw:style-name="a1" draw:name="Chart 1" svg:x="0.1875in" svg:y="0.04583in" svg:width="5in" svg:height="2.1708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0.40000000596000002" table:style-name="ce1">
            <text:p>0.400000006</text:p>
          </table:table-cell>
          <table:table-cell office:value-type="float" office:value="88.737099999999998" table:style-name="ce1">
            <text:p>88.7371</text:p>
          </table:table-cell>
          <table:table-cell office:value-type="float" office:value="0.216609333333" table:style-name="ce1">
            <text:p>0.216609333</text:p>
          </table:table-cell>
          <table:table-cell office:value-type="float" office:value="0.41320081079100002" table:style-name="ce1">
            <text:p>0.413200811</text:p>
          </table:table-cell>
          <table:table-cell table:number-columns-repeated="16380"/>
        </table:table-row>
        <table:table-row table:style-name="ro1">
          <table:table-cell office:value-type="float" office:value="0.60000002384200002" table:style-name="ce1">
            <text:p>0.600000024</text:p>
          </table:table-cell>
          <table:table-cell office:value-type="float" office:value="88.054900000000004" table:style-name="ce1">
            <text:p>88.0549</text:p>
          </table:table-cell>
          <table:table-cell office:value-type="float" office:value="0.213577333333" table:style-name="ce1">
            <text:p>0.213577333</text:p>
          </table:table-cell>
          <table:table-cell office:value-type="float" office:value="0.42342812141500002" table:style-name="ce1">
            <text:p>0.423428121</text:p>
          </table:table-cell>
          <table:table-cell table:number-columns-repeated="16380"/>
        </table:table-row>
        <table:table-row table:style-name="ro1">
          <table:table-cell office:value-type="float" office:value="0.80000001192100001" table:style-name="ce1">
            <text:p>0.800000012</text:p>
          </table:table-cell>
          <table:table-cell office:value-type="float" office:value="81.115200000000002" table:style-name="ce1">
            <text:p>81.1152</text:p>
          </table:table-cell>
          <table:table-cell office:value-type="float" office:value="0.182734222222" table:style-name="ce1">
            <text:p>0.182734222</text:p>
          </table:table-cell>
          <table:table-cell office:value-type="float" office:value="0.43372494888500002" table:style-name="ce1">
            <text:p>0.43372494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5.552199999999999" table:style-name="ce1">
            <text:p>75.5522</text:p>
          </table:table-cell>
          <table:table-cell office:value-type="float" office:value="0.15800977777799999" table:style-name="ce1">
            <text:p>0.158009778</text:p>
          </table:table-cell>
          <table:table-cell office:value-type="float" office:value="0.44392893088899998" table:style-name="ce1">
            <text:p>0.443928931</text:p>
          </table:table-cell>
          <table:table-cell table:number-columns-repeated="16380"/>
        </table:table-row>
        <table:table-row table:style-name="ro1">
          <table:table-cell office:value-type="float" office:value="1.2000000476799999" table:style-name="ce1">
            <text:p>1.200000048</text:p>
          </table:table-cell>
          <table:table-cell office:value-type="float" office:value="74.141499999999994" table:style-name="ce1">
            <text:p>74.1415</text:p>
          </table:table-cell>
          <table:table-cell office:value-type="float" office:value="0.15174000000000001" table:style-name="ce1">
            <text:p>0.15174</text:p>
          </table:table-cell>
          <table:table-cell office:value-type="float" office:value="0.45427677790100002" table:style-name="ce1">
            <text:p>0.454276778</text:p>
          </table:table-cell>
          <table:table-cell table:number-columns-repeated="16380"/>
        </table:table-row>
        <table:table-row table:style-name="ro1">
          <table:table-cell office:value-type="float" office:value="1.3999999761599999" table:style-name="ce1">
            <text:p>1.399999976</text:p>
          </table:table-cell>
          <table:table-cell office:value-type="float" office:value="69.965800000000002" table:style-name="ce1">
            <text:p>69.9658</text:p>
          </table:table-cell>
          <table:table-cell office:value-type="float" office:value="0.133181333333" table:style-name="ce1">
            <text:p>0.133181333</text:p>
          </table:table-cell>
          <table:table-cell office:value-type="float" office:value="0.46455753379800002" table:style-name="ce1">
            <text:p>0.464557534</text:p>
          </table:table-cell>
          <table:table-cell table:number-columns-repeated="16380"/>
        </table:table-row>
        <table:table-row table:style-name="ro1">
          <table:table-cell office:value-type="float" office:value="1.6000000238400001" table:style-name="ce1">
            <text:p>1.600000024</text:p>
          </table:table-cell>
          <table:table-cell office:value-type="float" office:value="65.135199999999998" table:style-name="ce1">
            <text:p>65.1352</text:p>
          </table:table-cell>
          <table:table-cell office:value-type="float" office:value="0.11171200000000001" table:style-name="ce1">
            <text:p>0.111712</text:p>
          </table:table-cell>
          <table:table-cell office:value-type="float" office:value="0.47492093441599997" table:style-name="ce1">
            <text:p>0.474920934</text:p>
          </table:table-cell>
          <table:table-cell table:number-columns-repeated="16380"/>
        </table:table-row>
        <table:table-row table:style-name="ro1">
          <table:table-cell office:value-type="float" office:value="1.7999999523200001" table:style-name="ce1">
            <text:p>1.799999952</text:p>
          </table:table-cell>
          <table:table-cell office:value-type="float" office:value="63.038499999999999" table:style-name="ce1">
            <text:p>63.0385</text:p>
          </table:table-cell>
          <table:table-cell office:value-type="float" office:value="0.10239333333300001" table:style-name="ce1">
            <text:p>0.102393333</text:p>
          </table:table-cell>
          <table:table-cell office:value-type="float" office:value="0.485214226744" table:style-name="ce1">
            <text:p>0.48521422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8.89" table:style-name="ce1">
            <text:p>58.89</text:p>
          </table:table-cell>
          <table:table-cell office:value-type="float" office:value="8.3955555555599998E-2" table:style-name="ce1">
            <text:p>0.083955556</text:p>
          </table:table-cell>
          <table:table-cell office:value-type="float" office:value="0.49550408941700003" table:style-name="ce1">
            <text:p>0.495504089</text:p>
          </table:table-cell>
          <table:table-cell table:number-columns-repeated="16380"/>
        </table:table-row>
        <table:table-row table:style-name="ro1">
          <table:table-cell office:value-type="float" office:value="2.2000000476800001" table:style-name="ce1">
            <text:p>2.200000048</text:p>
          </table:table-cell>
          <table:table-cell office:value-type="float" office:value="54.684699999999999" table:style-name="ce1">
            <text:p>54.6847</text:p>
          </table:table-cell>
          <table:table-cell office:value-type="float" office:value="6.5265333333299994E-2" table:style-name="ce1">
            <text:p>0.065265333</text:p>
          </table:table-cell>
          <table:table-cell office:value-type="float" office:value="0.50599447125899999" table:style-name="ce1">
            <text:p>0.505994471</text:p>
          </table:table-cell>
          <table:table-cell table:number-columns-repeated="16380"/>
        </table:table-row>
        <table:table-row table:style-name="ro1">
          <table:table-cell office:value-type="float" office:value="2.4000000953699998" table:style-name="ce1">
            <text:p>2.400000095</text:p>
          </table:table-cell>
          <table:table-cell office:value-type="float" office:value="47.786000000000001" table:style-name="ce1">
            <text:p>47.786</text:p>
          </table:table-cell>
          <table:table-cell office:value-type="float" office:value="3.4604444444400001E-2" table:style-name="ce1">
            <text:p>0.034604444</text:p>
          </table:table-cell>
          <table:table-cell office:value-type="float" office:value="0.51621901238800005" table:style-name="ce1">
            <text:p>0.516219012</text:p>
          </table:table-cell>
          <table:table-cell table:number-columns-repeated="2"/>
          <table:table-cell table:style-name="ce1">
            <draw:frame draw:z-index="2" draw:id="id2" draw:style-name="a2" draw:name="Chart 2" svg:x="0.1875in" svg:y="0.09583in" svg:width="5in" svg:height="2.8208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2.5999999046300002" table:style-name="ce1">
            <text:p>2.599999905</text:p>
          </table:table-cell>
          <table:table-cell office:value-type="float" office:value="42.179099999999998" table:style-name="ce1">
            <text:p>42.1791</text:p>
          </table:table-cell>
          <table:table-cell office:value-type="float" office:value="9.6848888888900007E-3" table:style-name="ce1">
            <text:p>0.009684889</text:p>
          </table:table-cell>
          <table:table-cell office:value-type="float" office:value="0.52653476373300001" table:style-name="ce1">
            <text:p>0.526534764</text:p>
          </table:table-cell>
          <table:table-cell table:number-columns-repeated="16380"/>
        </table:table-row>
        <table:table-row table:style-name="ro1">
          <table:table-cell office:value-type="float" office:value="2.7999999523199999" table:style-name="ce1">
            <text:p>2.799999952</text:p>
          </table:table-cell>
          <table:table-cell office:value-type="float" office:value="35.951099999999997" table:style-name="ce1">
            <text:p>35.9511</text:p>
          </table:table-cell>
          <table:table-cell office:value-type="float" office:value="0" table:style-name="ce1">
            <text:p>0</text:p>
          </table:table-cell>
          <table:table-cell office:value-type="float" office:value="0.53676548834500004" table:style-name="ce1">
            <text:p>0.53676548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0.3429" table:style-name="ce1">
            <text:p>30.3429</text:p>
          </table:table-cell>
          <table:table-cell office:value-type="float" office:value="0" table:style-name="ce1">
            <text:p>0</text:p>
          </table:table-cell>
          <table:table-cell office:value-type="float" office:value="0.54706736927099997" table:style-name="ce1">
            <text:p>0.547067369</text:p>
          </table:table-cell>
          <table:table-cell table:number-columns-repeated="16380"/>
        </table:table-row>
        <table:table-row table:style-name="ro1">
          <table:table-cell office:value-type="float" office:value="3.2000000476800001" table:style-name="ce1">
            <text:p>3.200000048</text:p>
          </table:table-cell>
          <table:table-cell office:value-type="float" office:value="25.4923" table:style-name="ce1">
            <text:p>25.4923</text:p>
          </table:table-cell>
          <table:table-cell office:value-type="float" office:value="0" table:style-name="ce1">
            <text:p>0</text:p>
          </table:table-cell>
          <table:table-cell office:value-type="float" office:value="0.55745894610799995" table:style-name="ce1">
            <text:p>0.557458946</text:p>
          </table:table-cell>
          <table:table-cell table:number-columns-repeated="16380"/>
        </table:table-row>
        <table:table-row table:style-name="ro1">
          <table:table-cell office:value-type="float" office:value="3.4000000953699998" table:style-name="ce1">
            <text:p>3.400000095</text:p>
          </table:table-cell>
          <table:table-cell office:value-type="float" office:value="20.6784" table:style-name="ce1">
            <text:p>20.6784</text:p>
          </table:table-cell>
          <table:table-cell office:value-type="float" office:value="0" table:style-name="ce1">
            <text:p>0</text:p>
          </table:table-cell>
          <table:table-cell office:value-type="float" office:value="0.56776313987100002" table:style-name="ce1">
            <text:p>0.56776314</text:p>
          </table:table-cell>
          <table:table-cell table:number-columns-repeated="16380"/>
        </table:table-row>
        <table:table-row table:style-name="ro1">
          <table:table-cell office:value-type="float" office:value="3.5999999046300002" table:style-name="ce1">
            <text:p>3.599999905</text:p>
          </table:table-cell>
          <table:table-cell office:value-type="float" office:value="19.236499999999999" table:style-name="ce1">
            <text:p>19.2365</text:p>
          </table:table-cell>
          <table:table-cell office:value-type="float" office:value="0" table:style-name="ce1">
            <text:p>0</text:p>
          </table:table-cell>
          <table:table-cell office:value-type="float" office:value="0.57805949065399997" table:style-name="ce1">
            <text:p>0.578059491</text:p>
          </table:table-cell>
          <table:table-cell table:number-columns-repeated="16380"/>
        </table:table-row>
        <table:table-row table:style-name="ro1">
          <table:table-cell office:value-type="float" office:value="3.7999999523199999" table:style-name="ce1">
            <text:p>3.799999952</text:p>
          </table:table-cell>
          <table:table-cell office:value-type="float" office:value="15.1076" table:style-name="ce1">
            <text:p>15.1076</text:p>
          </table:table-cell>
          <table:table-cell office:value-type="float" office:value="0" table:style-name="ce1">
            <text:p>0</text:p>
          </table:table-cell>
          <table:table-cell office:value-type="float" office:value="0.58847484513699999" table:style-name="ce1">
            <text:p>0.588474845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3.708600000000001" table:style-name="ce1">
            <text:p>13.7086</text:p>
          </table:table-cell>
          <table:table-cell office:value-type="float" office:value="0" table:style-name="ce1">
            <text:p>0</text:p>
          </table:table-cell>
          <table:table-cell office:value-type="float" office:value="0.59880050750199998" table:style-name="ce1">
            <text:p>0.598800508</text:p>
          </table:table-cell>
          <table:table-cell table:number-columns-repeated="16380"/>
        </table:table-row>
        <table:table-row table:style-name="ro1">
          <table:table-cell office:value-type="float" office:value="4.1999998092700004" table:style-name="ce1">
            <text:p>4.199999809</text:p>
          </table:table-cell>
          <table:table-cell office:value-type="float" office:value="10.238200000000001" table:style-name="ce1">
            <text:p>10.2382</text:p>
          </table:table-cell>
          <table:table-cell office:value-type="float" office:value="0" table:style-name="ce1">
            <text:p>0</text:p>
          </table:table-cell>
          <table:table-cell office:value-type="float" office:value="0.60915277880100005" table:style-name="ce1">
            <text:p>0.609152779</text:p>
          </table:table-cell>
          <table:table-cell table:number-columns-repeated="16380"/>
        </table:table-row>
        <table:table-row table:style-name="ro1">
          <table:table-cell office:value-type="float" office:value="4.4000000953700003" table:style-name="ce1">
            <text:p>4.400000095</text:p>
          </table:table-cell>
          <table:table-cell office:value-type="float" office:value="8.8782099999999993" table:style-name="ce1">
            <text:p>8.87821</text:p>
          </table:table-cell>
          <table:table-cell office:value-type="float" office:value="0" table:style-name="ce1">
            <text:p>0</text:p>
          </table:table-cell>
          <table:table-cell office:value-type="float" office:value="0.61943971121300001" table:style-name="ce1">
            <text:p>0.619439711</text:p>
          </table:table-cell>
          <table:table-cell table:number-columns-repeated="16380"/>
        </table:table-row>
        <table:table-row table:style-name="ro1">
          <table:table-cell office:value-type="float" office:value="4.5999999046299997" table:style-name="ce1">
            <text:p>4.599999905</text:p>
          </table:table-cell>
          <table:table-cell office:value-type="float" office:value="8.8782099999999993" table:style-name="ce1">
            <text:p>8.87821</text:p>
          </table:table-cell>
          <table:table-cell office:value-type="float" office:value="0" table:style-name="ce1">
            <text:p>0</text:p>
          </table:table-cell>
          <table:table-cell office:value-type="float" office:value="0.62978621115900002" table:style-name="ce1">
            <text:p>0.629786211</text:p>
          </table:table-cell>
          <table:table-cell table:number-columns-repeated="16380"/>
        </table:table-row>
        <table:table-row table:style-name="ro1">
          <table:table-cell office:value-type="float" office:value="4.8000001907299996" table:style-name="ce1">
            <text:p>4.800000191</text:p>
          </table:table-cell>
          <table:table-cell office:value-type="float" office:value="8.8782099999999993" table:style-name="ce1">
            <text:p>8.87821</text:p>
          </table:table-cell>
          <table:table-cell office:value-type="float" office:value="0" table:style-name="ce1">
            <text:p>0</text:p>
          </table:table-cell>
          <table:table-cell office:value-type="float" office:value="0.64008388388899995" table:style-name="ce1">
            <text:p>0.64008388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.2336" table:style-name="ce1">
            <text:p>2.2336</text:p>
          </table:table-cell>
          <table:table-cell office:value-type="float" office:value="0" table:style-name="ce1">
            <text:p>0</text:p>
          </table:table-cell>
          <table:table-cell office:value-type="float" office:value="0.65035430110799997" table:style-name="ce1">
            <text:p>0.650354301</text:p>
          </table:table-cell>
          <table:table-cell table:number-columns-repeated="16380"/>
        </table:table-row>
        <table:table-row table:style-name="ro1">
          <table:table-cell office:value-type="float" office:value="5.1999998092700004" table:style-name="ce1">
            <text:p>5.199999809</text:p>
          </table:table-cell>
          <table:table-cell office:value-type="float" office:value="2.2336" table:style-name="ce1">
            <text:p>2.2336</text:p>
          </table:table-cell>
          <table:table-cell office:value-type="float" office:value="0" table:style-name="ce1">
            <text:p>0</text:p>
          </table:table-cell>
          <table:table-cell office:value-type="float" office:value="0.66066901300299996" table:style-name="ce1">
            <text:p>0.660669013</text:p>
          </table:table-cell>
          <table:table-cell table:number-columns-repeated="16380"/>
        </table:table-row>
        <table:table-row table:style-name="ro1">
          <table:table-cell office:value-type="float" office:value="5.4000000953700003" table:style-name="ce1">
            <text:p>5.40000009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67099881911600001" table:style-name="ce1">
            <text:p>0.670998819</text:p>
          </table:table-cell>
          <table:table-cell table:number-columns-repeated="16380"/>
        </table:table-row>
        <table:table-row table:style-name="ro1">
          <table:table-cell office:value-type="float" office:value="5.5999999046299997" table:style-name="ce1">
            <text:p>5.59999990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68139887901700003" table:style-name="ce1">
            <text:p>0.681398879</text:p>
          </table:table-cell>
          <table:table-cell table:number-columns-repeated="16380"/>
        </table:table-row>
        <table:table-row table:style-name="ro1">
          <table:table-cell office:value-type="float" office:value="5.8000001907299996" table:style-name="ce1">
            <text:p>5.80000019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table:number-columns-repeated="16380"/>
        </table:table-row>
        <table:table-row table:style-name="ro1">
          <table:table-cell office:value-type="float" office:value="6.1999998092700004" table:style-name="ce1">
            <text:p>6.19999980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table:number-columns-repeated="16380"/>
        </table:table-row>
        <table:table-row table:style-name="ro1">
          <table:table-cell office:value-type="float" office:value="6.4000000953700003" table:style-name="ce1">
            <text:p>6.40000009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table:number-columns-repeated="16380"/>
        </table:table-row>
        <table:table-row table:style-name="ro1">
          <table:table-cell office:value-type="float" office:value="6.5999999046299997" table:style-name="ce1">
            <text:p>6.59999990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table:number-columns-repeated="16380"/>
        </table:table-row>
        <table:table-row table:style-name="ro1">
          <table:table-cell office:value-type="float" office:value="6.8000001907299996" table:style-name="ce1">
            <text:p>6.80000019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table:number-columns-repeated="16380"/>
        </table:table-row>
        <table:table-row table:style-name="ro1">
          <table:table-cell office:value-type="float" office:value="7.1999998092700004" table:style-name="ce1">
            <text:p>7.19999980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table:number-columns-repeated="16380"/>
        </table:table-row>
        <table:table-row table:style-name="ro1">
          <table:table-cell office:value-type="float" office:value="7.4000000953700003" table:style-name="ce1">
            <text:p>7.40000009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table:number-columns-repeated="16380"/>
        </table:table-row>
        <table:table-row table:style-name="ro1">
          <table:table-cell office:value-type="float" office:value="7.5999999046299997" table:style-name="ce1">
            <text:p>7.59999990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table:number-columns-repeated="16380"/>
        </table:table-row>
        <table:table-row table:style-name="ro1">
          <table:table-cell office:value-type="float" office:value="7.8000001907299996" table:style-name="ce1">
            <text:p>7.80000019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table:number-columns-repeated="16380"/>
        </table:table-row>
        <table:table-row table:style-name="ro1">
          <table:table-cell office:value-type="float" office:value="8.1999998092700004" table:style-name="ce1">
            <text:p>8.19999980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table:number-columns-repeated="16380"/>
        </table:table-row>
        <table:table-row table:style-name="ro1">
          <table:table-cell office:value-type="float" office:value="8.3999996185299999" table:style-name="ce1">
            <text:p>8.39999961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table:number-columns-repeated="16380"/>
        </table:table-row>
        <table:table-row table:style-name="ro1">
          <table:table-cell office:value-type="float" office:value="8.6000003814700001" table:style-name="ce1">
            <text:p>8.60000038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table:number-columns-repeated="16380"/>
        </table:table-row>
        <table:table-row table:style-name="ro1">
          <table:table-cell office:value-type="float" office:value="8.8000001907299996" table:style-name="ce1">
            <text:p>8.80000019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table:number-columns-repeated="16380"/>
        </table:table-row>
        <table:table-row table:style-name="ro1">
          <table:table-cell office:value-type="float" office:value="9.1999998092700004" table:style-name="ce1">
            <text:p>9.19999980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table:number-columns-repeated="16380"/>
        </table:table-row>
        <table:table-row table:style-name="ro1">
          <table:table-cell office:value-type="float" office:value="9.3999996185299999" table:style-name="ce1">
            <text:p>9.39999961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table:number-columns-repeated="16380"/>
        </table:table-row>
        <table:table-row table:style-name="ro1">
          <table:table-cell office:value-type="float" office:value="9.6000003814700001" table:style-name="ce1">
            <text:p>9.60000038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table:number-columns-repeated="16380"/>
        </table:table-row>
        <table:table-row table:style-name="ro1">
          <table:table-cell office:value-type="float" office:value="9.8000001907299996" table:style-name="ce1">
            <text:p>9.80000019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table:number-columns-repeated="16380"/>
        </table:table-row>
        <table:table-row table:style-name="ro1">
          <table:table-cell office:value-type="float" office:value="10.199999809299999" table:style-name="ce1">
            <text:p>10.1999998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table:number-columns-repeated="16380"/>
        </table:table-row>
        <table:table-row table:style-name="ro1">
          <table:table-cell office:value-type="float" office:value="10.399999618500001" table:style-name="ce1">
            <text:p>10.3999996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table:number-columns-repeated="16380"/>
        </table:table-row>
        <table:table-row table:style-name="ro1">
          <table:table-cell office:value-type="float" office:value="10.600000381499999" table:style-name="ce1">
            <text:p>10.6000003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table:number-columns-repeated="16380"/>
        </table:table-row>
        <table:table-row table:style-name="ro1">
          <table:table-cell office:value-type="float" office:value="10.800000190700001" table:style-name="ce1">
            <text:p>10.8000001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table:number-columns-repeated="16380"/>
        </table:table-row>
        <table:table-row table:style-name="ro1">
          <table:table-cell office:value-type="float" office:value="11.199999809299999" table:style-name="ce1">
            <text:p>11.1999998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table:number-columns-repeated="16380"/>
        </table:table-row>
        <table:table-row table:style-name="ro1">
          <table:table-cell office:value-type="float" office:value="11.399999618500001" table:style-name="ce1">
            <text:p>11.3999996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table:number-columns-repeated="16380"/>
        </table:table-row>
        <table:table-row table:style-name="ro1">
          <table:table-cell office:value-type="float" office:value="11.600000381499999" table:style-name="ce1">
            <text:p>11.6000003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table:number-columns-repeated="16380"/>
        </table:table-row>
        <table:table-row table:style-name="ro1">
          <table:table-cell office:value-type="float" office:value="11.800000190700001" table:style-name="ce1">
            <text:p>11.8000001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table:number-columns-repeated="16380"/>
        </table:table-row>
        <table:table-row table:style-name="ro1">
          <table:table-cell office:value-type="float" office:value="12.199999809299999" table:style-name="ce1">
            <text:p>12.1999998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table:number-columns-repeated="16380"/>
        </table:table-row>
        <table:table-row table:style-name="ro1">
          <table:table-cell office:value-type="float" office:value="12.399999618500001" table:style-name="ce1">
            <text:p>12.3999996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table:number-columns-repeated="16380"/>
        </table:table-row>
        <table:table-row table:style-name="ro1">
          <table:table-cell office:value-type="float" office:value="12.600000381499999" table:style-name="ce1">
            <text:p>12.60000038</text:p>
          </table:table-cell>
          <table:table-cell office:value-type="float" office:value="2.2251300000000001" table:style-name="ce1">
            <text:p>2.22513</text:p>
          </table:table-cell>
          <table:table-cell office:value-type="float" office:value="0" table:style-name="ce1">
            <text:p>0</text:p>
          </table:table-cell>
          <table:table-cell office:value-type="float" office:value="0.69333809726700002" table:style-name="ce1">
            <text:p>0.693338097</text:p>
          </table:table-cell>
          <table:table-cell table:number-columns-repeated="16380"/>
        </table:table-row>
        <table:table-row table:style-name="ro1">
          <table:table-cell office:value-type="float" office:value="12.800000190700001" table:style-name="ce1">
            <text:p>12.80000019</text:p>
          </table:table-cell>
          <table:table-cell office:value-type="float" office:value="2.2217699999999998" table:style-name="ce1">
            <text:p>2.22177</text:p>
          </table:table-cell>
          <table:table-cell office:value-type="float" office:value="0" table:style-name="ce1">
            <text:p>0</text:p>
          </table:table-cell>
          <table:table-cell office:value-type="float" office:value="0.70360898050599996" table:style-name="ce1">
            <text:p>0.70360898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.21665" table:style-name="ce1">
            <text:p>2.21665</text:p>
          </table:table-cell>
          <table:table-cell office:value-type="float" office:value="0" table:style-name="ce1">
            <text:p>0</text:p>
          </table:table-cell>
          <table:table-cell office:value-type="float" office:value="0.71399540908000003" table:style-name="ce1">
            <text:p>0.713995409</text:p>
          </table:table-cell>
          <table:table-cell table:number-columns-repeated="16380"/>
        </table:table-row>
        <table:table-row table:style-name="ro1">
          <table:table-cell office:value-type="float" office:value="13.199999809299999" table:style-name="ce1">
            <text:p>13.19999981</text:p>
          </table:table-cell>
          <table:table-cell office:value-type="float" office:value="2.21665" table:style-name="ce1">
            <text:p>2.21665</text:p>
          </table:table-cell>
          <table:table-cell office:value-type="float" office:value="0" table:style-name="ce1">
            <text:p>0</text:p>
          </table:table-cell>
          <table:table-cell office:value-type="float" office:value="0.724359184888" table:style-name="ce1">
            <text:p>0.724359185</text:p>
          </table:table-cell>
          <table:table-cell table:number-columns-repeated="16380"/>
        </table:table-row>
        <table:table-row table:style-name="ro1">
          <table:table-cell office:value-type="float" office:value="13.399999618500001" table:style-name="ce1">
            <text:p>13.39999962</text:p>
          </table:table-cell>
          <table:table-cell office:value-type="float" office:value="8.1517900000000001" table:style-name="ce1">
            <text:p>8.15179</text:p>
          </table:table-cell>
          <table:table-cell office:value-type="float" office:value="0" table:style-name="ce1">
            <text:p>0</text:p>
          </table:table-cell>
          <table:table-cell office:value-type="float" office:value="0.73485289828900002" table:style-name="ce1">
            <text:p>0.734852898</text:p>
          </table:table-cell>
          <table:table-cell table:number-columns-repeated="16380"/>
        </table:table-row>
        <table:table-row table:style-name="ro1">
          <table:table-cell office:value-type="float" office:value="13.600000381499999" table:style-name="ce1">
            <text:p>13.60000038</text:p>
          </table:table-cell>
          <table:table-cell office:value-type="float" office:value="9.5305499999999999" table:style-name="ce1">
            <text:p>9.53055</text:p>
          </table:table-cell>
          <table:table-cell office:value-type="float" office:value="0" table:style-name="ce1">
            <text:p>0</text:p>
          </table:table-cell>
          <table:table-cell office:value-type="float" office:value="0.74522750317700004" table:style-name="ce1">
            <text:p>0.745227503</text:p>
          </table:table-cell>
          <table:table-cell table:number-columns-repeated="16380"/>
        </table:table-row>
        <table:table-row table:style-name="ro1">
          <table:table-cell office:value-type="float" office:value="13.800000190700001" table:style-name="ce1">
            <text:p>13.80000019</text:p>
          </table:table-cell>
          <table:table-cell office:value-type="float" office:value="13.714499999999999" table:style-name="ce1">
            <text:p>13.7145</text:p>
          </table:table-cell>
          <table:table-cell office:value-type="float" office:value="0" table:style-name="ce1">
            <text:p>0</text:p>
          </table:table-cell>
          <table:table-cell office:value-type="float" office:value="0.75560138042000002" table:style-name="ce1">
            <text:p>0.75560138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9.282499999999999" table:style-name="ce1">
            <text:p>19.2825</text:p>
          </table:table-cell>
          <table:table-cell office:value-type="float" office:value="0" table:style-name="ce1">
            <text:p>0</text:p>
          </table:table-cell>
          <table:table-cell office:value-type="float" office:value="0.76604846225300005" table:style-name="ce1">
            <text:p>0.766048462</text:p>
          </table:table-cell>
          <table:table-cell table:number-columns-repeated="16380"/>
        </table:table-row>
        <table:table-row table:style-name="ro1">
          <table:table-cell office:value-type="float" office:value="14.199999809299999" table:style-name="ce1">
            <text:p>14.19999981</text:p>
          </table:table-cell>
          <table:table-cell office:value-type="float" office:value="25.498000000000001" table:style-name="ce1">
            <text:p>25.498</text:p>
          </table:table-cell>
          <table:table-cell office:value-type="float" office:value="0" table:style-name="ce1">
            <text:p>0</text:p>
          </table:table-cell>
          <table:table-cell office:value-type="float" office:value="0.77649247512999997" table:style-name="ce1">
            <text:p>0.776492475</text:p>
          </table:table-cell>
          <table:table-cell table:number-columns-repeated="16380"/>
        </table:table-row>
        <table:table-row table:style-name="ro1">
          <table:table-cell office:value-type="float" office:value="14.399999618500001" table:style-name="ce1">
            <text:p>14.39999962</text:p>
          </table:table-cell>
          <table:table-cell office:value-type="float" office:value="30.4055" table:style-name="ce1">
            <text:p>30.4055</text:p>
          </table:table-cell>
          <table:table-cell office:value-type="float" office:value="0" table:style-name="ce1">
            <text:p>0</text:p>
          </table:table-cell>
          <table:table-cell office:value-type="float" office:value="0.78691226742200004" table:style-name="ce1">
            <text:p>0.786912267</text:p>
          </table:table-cell>
          <table:table-cell table:number-columns-repeated="16380"/>
        </table:table-row>
        <table:table-row table:style-name="ro1">
          <table:table-cell office:value-type="float" office:value="14.600000381499999" table:style-name="ce1">
            <text:p>14.60000038</text:p>
          </table:table-cell>
          <table:table-cell office:value-type="float" office:value="35.243499999999997" table:style-name="ce1">
            <text:p>35.2435</text:p>
          </table:table-cell>
          <table:table-cell office:value-type="float" office:value="0" table:style-name="ce1">
            <text:p>0</text:p>
          </table:table-cell>
          <table:table-cell office:value-type="float" office:value="0.79719888375000003" table:style-name="ce1">
            <text:p>0.797198884</text:p>
          </table:table-cell>
          <table:table-cell table:number-columns-repeated="16380"/>
        </table:table-row>
        <table:table-row table:style-name="ro1">
          <table:table-cell office:value-type="float" office:value="14.800000190700001" table:style-name="ce1">
            <text:p>14.80000019</text:p>
          </table:table-cell>
          <table:table-cell office:value-type="float" office:value="41.472200000000001" table:style-name="ce1">
            <text:p>41.4722</text:p>
          </table:table-cell>
          <table:table-cell office:value-type="float" office:value="6.5431111111100004E-3" table:style-name="ce1">
            <text:p>0.006543111</text:p>
          </table:table-cell>
          <table:table-cell office:value-type="float" office:value="0.80764343626099999" table:style-name="ce1">
            <text:p>0.807643436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6.344900000000003" table:style-name="ce1">
            <text:p>46.3449</text:p>
          </table:table-cell>
          <table:table-cell office:value-type="float" office:value="2.8199555555600001E-2" table:style-name="ce1">
            <text:p>0.028199556</text:p>
          </table:table-cell>
          <table:table-cell office:value-type="float" office:value="0.81802462770899997" table:style-name="ce1">
            <text:p>0.818024628</text:p>
          </table:table-cell>
          <table:table-cell table:number-columns-repeated="16380"/>
        </table:table-row>
        <table:table-row table:style-name="ro1">
          <table:table-cell office:value-type="float" office:value="15.199999809299999" table:style-name="ce1">
            <text:p>15.19999981</text:p>
          </table:table-cell>
          <table:table-cell office:value-type="float" office:value="48.431600000000003" table:style-name="ce1">
            <text:p>48.4316</text:p>
          </table:table-cell>
          <table:table-cell office:value-type="float" office:value="3.7473777777799998E-2" table:style-name="ce1">
            <text:p>0.037473778</text:p>
          </table:table-cell>
          <table:table-cell office:value-type="float" office:value="0.82840464636699995" table:style-name="ce1">
            <text:p>0.828404646</text:p>
          </table:table-cell>
          <table:table-cell table:number-columns-repeated="16380"/>
        </table:table-row>
        <table:table-row table:style-name="ro1">
          <table:table-cell office:value-type="float" office:value="15.399999618500001" table:style-name="ce1">
            <text:p>15.39999962</text:p>
          </table:table-cell>
          <table:table-cell office:value-type="float" office:value="52.606200000000001" table:style-name="ce1">
            <text:p>52.6062</text:p>
          </table:table-cell>
          <table:table-cell office:value-type="float" office:value="5.6027555555600003E-2" table:style-name="ce1">
            <text:p>0.056027556</text:p>
          </table:table-cell>
          <table:table-cell office:value-type="float" office:value="0.83879528650500002" table:style-name="ce1">
            <text:p>0.838795287</text:p>
          </table:table-cell>
          <table:table-cell table:number-columns-repeated="16380"/>
        </table:table-row>
        <table:table-row table:style-name="ro1">
          <table:table-cell office:value-type="float" office:value="15.600000381499999" table:style-name="ce1">
            <text:p>15.60000038</text:p>
          </table:table-cell>
          <table:table-cell office:value-type="float" office:value="55.401899999999998" table:style-name="ce1">
            <text:p>55.4019</text:p>
          </table:table-cell>
          <table:table-cell office:value-type="float" office:value="6.8452888888899999E-2" table:style-name="ce1">
            <text:p>0.068452889</text:p>
          </table:table-cell>
          <table:table-cell office:value-type="float" office:value="0.84907412125699999" table:style-name="ce1">
            <text:p>0.849074121</text:p>
          </table:table-cell>
          <table:table-cell table:number-columns-repeated="16380"/>
        </table:table-row>
        <table:table-row table:style-name="ro1">
          <table:table-cell office:value-type="float" office:value="15.800000190700001" table:style-name="ce1">
            <text:p>15.80000019</text:p>
          </table:table-cell>
          <table:table-cell office:value-type="float" office:value="58.834699999999998" table:style-name="ce1">
            <text:p>58.8347</text:p>
          </table:table-cell>
          <table:table-cell office:value-type="float" office:value="8.3709777777800004E-2" table:style-name="ce1">
            <text:p>0.083709778</text:p>
          </table:table-cell>
          <table:table-cell office:value-type="float" office:value="0.85945800162700003" table:style-name="ce1">
            <text:p>0.859458002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3.014400000000002" table:style-name="ce1">
            <text:p>63.0144</text:p>
          </table:table-cell>
          <table:table-cell office:value-type="float" office:value="0.102286222222" table:style-name="ce1">
            <text:p>0.102286222</text:p>
          </table:table-cell>
          <table:table-cell office:value-type="float" office:value="0.86986516694000005" table:style-name="ce1">
            <text:p>0.869865167</text:p>
          </table:table-cell>
          <table:table-cell table:number-columns-repeated="16380"/>
        </table:table-row>
        <table:table-row table:style-name="ro1">
          <table:table-cell office:value-type="float" office:value="16.2000007629" table:style-name="ce1">
            <text:p>16.20000076</text:p>
          </table:table-cell>
          <table:table-cell office:value-type="float" office:value="67.881200000000007" table:style-name="ce1">
            <text:p>67.8812</text:p>
          </table:table-cell>
          <table:table-cell office:value-type="float" office:value="0.123916444444" table:style-name="ce1">
            <text:p>0.123916444</text:p>
          </table:table-cell>
          <table:table-cell office:value-type="float" office:value="0.88012061550700005" table:style-name="ce1">
            <text:p>0.880120616</text:p>
          </table:table-cell>
          <table:table-cell table:number-columns-repeated="16380"/>
        </table:table-row>
        <table:table-row table:style-name="ro1">
          <table:table-cell office:value-type="float" office:value="16.399999618500001" table:style-name="ce1">
            <text:p>16.39999962</text:p>
          </table:table-cell>
          <table:table-cell office:value-type="float" office:value="74.135800000000003" table:style-name="ce1">
            <text:p>74.1358</text:p>
          </table:table-cell>
          <table:table-cell office:value-type="float" office:value="0.15171466666700001" table:style-name="ce1">
            <text:p>0.151714667</text:p>
          </table:table-cell>
          <table:table-cell office:value-type="float" office:value="0.89040153324100002" table:style-name="ce1">
            <text:p>0.890401533</text:p>
          </table:table-cell>
          <table:table-cell table:number-columns-repeated="16380"/>
        </table:table-row>
        <table:table-row table:style-name="ro1">
          <table:table-cell office:value-type="float" office:value="16.600000381499999" table:style-name="ce1">
            <text:p>16.60000038</text:p>
          </table:table-cell>
          <table:table-cell office:value-type="float" office:value="80.4131" table:style-name="ce1">
            <text:p>80.4131</text:p>
          </table:table-cell>
          <table:table-cell office:value-type="float" office:value="0.179613777778" table:style-name="ce1">
            <text:p>0.179613778</text:p>
          </table:table-cell>
          <table:table-cell office:value-type="float" office:value="0.90082272444699996" table:style-name="ce1">
            <text:p>0.900822724</text:p>
          </table:table-cell>
          <table:table-cell table:number-columns-repeated="16380"/>
        </table:table-row>
        <table:table-row table:style-name="ro1">
          <table:table-cell office:value-type="float" office:value="16.7999992371" table:style-name="ce1">
            <text:p>16.79999924</text:p>
          </table:table-cell>
          <table:table-cell office:value-type="float" office:value="86.673900000000003" table:style-name="ce1">
            <text:p>86.6739</text:p>
          </table:table-cell>
          <table:table-cell office:value-type="float" office:value="0.20743955555599999" table:style-name="ce1">
            <text:p>0.207439556</text:p>
          </table:table-cell>
          <table:table-cell office:value-type="float" office:value="0.9110728159" table:style-name="ce1">
            <text:p>0.91107281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93.599699999999999" table:style-name="ce1">
            <text:p>93.5997</text:p>
          </table:table-cell>
          <table:table-cell office:value-type="float" office:value="0.238220888889" table:style-name="ce1">
            <text:p>0.238220889</text:p>
          </table:table-cell>
          <table:table-cell office:value-type="float" office:value="0.92147845225400005" table:style-name="ce1">
            <text:p>0.921478452</text:p>
          </table:table-cell>
          <table:table-cell table:number-columns-repeated="16380"/>
        </table:table-row>
        <table:table-row table:number-rows-repeated="1048491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table:number-columns-repeated="5"/>
          <table:table-cell table:style-name="ce1">
            <draw:frame draw:z-index="1" draw:id="id3" draw:style-name="a3" draw:name="Chart 1" svg:x="0.10417in" svg:y="0.05417in" svg:width="5in" svg:height="2.17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0.20000000298000001" table:style-name="ce1">
            <text:p>0.200000003</text:p>
          </table:table-cell>
          <table:table-cell office:value-type="float" office:value="141.53" table:style-name="ce1">
            <text:p>141.53</text:p>
          </table:table-cell>
          <table:table-cell office:value-type="float" office:value="0.45124444444400003" table:style-name="ce1">
            <text:p>0.451244444</text:p>
          </table:table-cell>
          <table:table-cell office:value-type="float" office:value="3.2104351825899997E-2" table:style-name="ce1">
            <text:p>0.032104352</text:p>
          </table:table-cell>
          <table:table-cell table:number-columns-repeated="16380"/>
        </table:table-row>
        <table:table-row table:style-name="ro1">
          <table:table-cell office:value-type="float" office:value="0.40000000596000002" table:style-name="ce1">
            <text:p>0.400000006</text:p>
          </table:table-cell>
          <table:table-cell office:value-type="float" office:value="148.51300000000001" table:style-name="ce1">
            <text:p>148.513</text:p>
          </table:table-cell>
          <table:table-cell office:value-type="float" office:value="0.48227999999999999" table:style-name="ce1">
            <text:p>0.48228</text:p>
          </table:table-cell>
          <table:table-cell office:value-type="float" office:value="0.40292879725199998" table:style-name="ce1">
            <text:p>0.402928797</text:p>
          </table:table-cell>
          <table:table-cell table:number-columns-repeated="16380"/>
        </table:table-row>
        <table:table-row table:style-name="ro1">
          <table:table-cell office:value-type="float" office:value="0.60000002384200002" table:style-name="ce1">
            <text:p>0.600000024</text:p>
          </table:table-cell>
          <table:table-cell office:value-type="float" office:value="154.75" table:style-name="ce1">
            <text:p>154.75</text:p>
          </table:table-cell>
          <table:table-cell office:value-type="float" office:value="0.51" table:style-name="ce1">
            <text:p>0.51</text:p>
          </table:table-cell>
          <table:table-cell office:value-type="float" office:value="0.41315610787599999" table:style-name="ce1">
            <text:p>0.413156108</text:p>
          </table:table-cell>
          <table:table-cell table:number-columns-repeated="16380"/>
        </table:table-row>
        <table:table-row table:style-name="ro1">
          <table:table-cell office:value-type="float" office:value="0.80000001192100001" table:style-name="ce1">
            <text:p>0.800000012</text:p>
          </table:table-cell>
          <table:table-cell office:value-type="float" office:value="163.75899999999999" table:style-name="ce1">
            <text:p>163.759</text:p>
          </table:table-cell>
          <table:table-cell office:value-type="float" office:value="0.55003999999999997" table:style-name="ce1">
            <text:p>0.55004</text:p>
          </table:table-cell>
          <table:table-cell office:value-type="float" office:value="0.42345293534599998" table:style-name="ce1">
            <text:p>0.42345293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70.727" table:style-name="ce1">
            <text:p>170.727</text:p>
          </table:table-cell>
          <table:table-cell office:value-type="float" office:value="0.58100888888900004" table:style-name="ce1">
            <text:p>0.581008889</text:p>
          </table:table-cell>
          <table:table-cell office:value-type="float" office:value="0.43365691735099998" table:style-name="ce1">
            <text:p>0.433656917</text:p>
          </table:table-cell>
          <table:table-cell table:number-columns-repeated="16380"/>
        </table:table-row>
        <table:table-row table:style-name="ro1">
          <table:table-cell office:value-type="float" office:value="1.2000000476799999" table:style-name="ce1">
            <text:p>1.200000048</text:p>
          </table:table-cell>
          <table:table-cell office:value-type="float" office:value="175.571" table:style-name="ce1">
            <text:p>175.571</text:p>
          </table:table-cell>
          <table:table-cell office:value-type="float" office:value="0.60253777777799999" table:style-name="ce1">
            <text:p>0.602537778</text:p>
          </table:table-cell>
          <table:table-cell office:value-type="float" office:value="0.44400476436199998" table:style-name="ce1">
            <text:p>0.444004764</text:p>
          </table:table-cell>
          <table:table-cell table:number-columns-repeated="16380"/>
        </table:table-row>
        <table:table-row table:style-name="ro1">
          <table:table-cell office:value-type="float" office:value="1.3999999761599999" table:style-name="ce1">
            <text:p>1.399999976</text:p>
          </table:table-cell>
          <table:table-cell office:value-type="float" office:value="180.453" table:style-name="ce1">
            <text:p>180.453</text:p>
          </table:table-cell>
          <table:table-cell office:value-type="float" office:value="0.62423555555599997" table:style-name="ce1">
            <text:p>0.624235556</text:p>
          </table:table-cell>
          <table:table-cell office:value-type="float" office:value="0.45428552026000002" table:style-name="ce1">
            <text:p>0.45428552</text:p>
          </table:table-cell>
          <table:table-cell table:number-columns-repeated="16380"/>
        </table:table-row>
        <table:table-row table:style-name="ro1">
          <table:table-cell office:value-type="float" office:value="1.6000000238400001" table:style-name="ce1">
            <text:p>1.600000024</text:p>
          </table:table-cell>
          <table:table-cell office:value-type="float" office:value="183.929" table:style-name="ce1">
            <text:p>183.929</text:p>
          </table:table-cell>
          <table:table-cell office:value-type="float" office:value="0.63968444444399997" table:style-name="ce1">
            <text:p>0.639684444</text:p>
          </table:table-cell>
          <table:table-cell office:value-type="float" office:value="0.46464892087699999" table:style-name="ce1">
            <text:p>0.464648921</text:p>
          </table:table-cell>
          <table:table-cell table:number-columns-repeated="16380"/>
        </table:table-row>
        <table:table-row table:style-name="ro1">
          <table:table-cell office:value-type="float" office:value="1.7999999523200001" table:style-name="ce1">
            <text:p>1.799999952</text:p>
          </table:table-cell>
          <table:table-cell office:value-type="float" office:value="186.73099999999999" table:style-name="ce1">
            <text:p>186.731</text:p>
          </table:table-cell>
          <table:table-cell office:value-type="float" office:value="0.65213777777799997" table:style-name="ce1">
            <text:p>0.652137778</text:p>
          </table:table-cell>
          <table:table-cell office:value-type="float" office:value="0.47494221320500002" table:style-name="ce1">
            <text:p>0.47494221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92.28100000000001" table:style-name="ce1">
            <text:p>192.281</text:p>
          </table:table-cell>
          <table:table-cell office:value-type="float" office:value="0.67680444444400001" table:style-name="ce1">
            <text:p>0.676804444</text:p>
          </table:table-cell>
          <table:table-cell office:value-type="float" office:value="0.48523207587799999" table:style-name="ce1">
            <text:p>0.485232076</text:p>
          </table:table-cell>
          <table:table-cell table:number-columns-repeated="16380"/>
        </table:table-row>
        <table:table-row table:style-name="ro1">
          <table:table-cell office:value-type="float" office:value="2.2000000476800001" table:style-name="ce1">
            <text:p>2.200000048</text:p>
          </table:table-cell>
          <table:table-cell office:value-type="float" office:value="200.61" table:style-name="ce1">
            <text:p>200.61</text:p>
          </table:table-cell>
          <table:table-cell office:value-type="float" office:value="0.7" table:style-name="ce1">
            <text:p>0.7</text:p>
          </table:table-cell>
          <table:table-cell office:value-type="float" office:value="0.49572245772000001" table:style-name="ce1">
            <text:p>0.495722458</text:p>
          </table:table-cell>
          <table:table-cell/>
          <table:table-cell table:style-name="ce1">
            <draw:frame draw:z-index="2" draw:id="id4" draw:style-name="a4" draw:name="Chart 2" svg:x="0.10417in" svg:y="0.12083in" svg:width="5in" svg:height="2.82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2.4000000953699998" table:style-name="ce1">
            <text:p>2.400000095</text:p>
          </table:table-cell>
          <table:table-cell office:value-type="float" office:value="208.93" table:style-name="ce1">
            <text:p>208.93</text:p>
          </table:table-cell>
          <table:table-cell office:value-type="float" office:value="0.7" table:style-name="ce1">
            <text:p>0.7</text:p>
          </table:table-cell>
          <table:table-cell office:value-type="float" office:value="0.50594699884899996" table:style-name="ce1">
            <text:p>0.505946999</text:p>
          </table:table-cell>
          <table:table-cell table:number-columns-repeated="16380"/>
        </table:table-row>
        <table:table-row table:style-name="ro1">
          <table:table-cell office:value-type="float" office:value="2.5999999046300002" table:style-name="ce1">
            <text:p>2.599999905</text:p>
          </table:table-cell>
          <table:table-cell office:value-type="float" office:value="218.66300000000001" table:style-name="ce1">
            <text:p>218.663</text:p>
          </table:table-cell>
          <table:table-cell office:value-type="float" office:value="0.7" table:style-name="ce1">
            <text:p>0.7</text:p>
          </table:table-cell>
          <table:table-cell office:value-type="float" office:value="0.51626275019400003" table:style-name="ce1">
            <text:p>0.51626275</text:p>
          </table:table-cell>
          <table:table-cell table:number-columns-repeated="16380"/>
        </table:table-row>
        <table:table-row table:style-name="ro1">
          <table:table-cell office:value-type="float" office:value="2.7999999523199999" table:style-name="ce1">
            <text:p>2.799999952</text:p>
          </table:table-cell>
          <table:table-cell office:value-type="float" office:value="227.70400000000001" table:style-name="ce1">
            <text:p>227.704</text:p>
          </table:table-cell>
          <table:table-cell office:value-type="float" office:value="0.7" table:style-name="ce1">
            <text:p>0.7</text:p>
          </table:table-cell>
          <table:table-cell office:value-type="float" office:value="0.52649347480599995" table:style-name="ce1">
            <text:p>0.52649347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38.83099999999999" table:style-name="ce1">
            <text:p>238.831</text:p>
          </table:table-cell>
          <table:table-cell office:value-type="float" office:value="0.7" table:style-name="ce1">
            <text:p>0.7</text:p>
          </table:table-cell>
          <table:table-cell office:value-type="float" office:value="0.53679535573199999" table:style-name="ce1">
            <text:p>0.536795356</text:p>
          </table:table-cell>
          <table:table-cell table:number-columns-repeated="16380"/>
        </table:table-row>
        <table:table-row table:style-name="ro1">
          <table:table-cell office:value-type="float" office:value="3.2000000476800001" table:style-name="ce1">
            <text:p>3.200000048</text:p>
          </table:table-cell>
          <table:table-cell office:value-type="float" office:value="238.83099999999999" table:style-name="ce1">
            <text:p>238.831</text:p>
          </table:table-cell>
          <table:table-cell office:value-type="float" office:value="0.7" table:style-name="ce1">
            <text:p>0.7</text:p>
          </table:table-cell>
          <table:table-cell office:value-type="float" office:value="0.54718693256999995" table:style-name="ce1">
            <text:p>0.547186933</text:p>
          </table:table-cell>
          <table:table-cell table:number-columns-repeated="16380"/>
        </table:table-row>
        <table:table-row table:style-name="ro1">
          <table:table-cell office:value-type="float" office:value="3.4000000953699998" table:style-name="ce1">
            <text:p>3.400000095</text:p>
          </table:table-cell>
          <table:table-cell table:style-name="ce1"/>
          <table:table-cell office:value-type="float" office:value="0.7" table:style-name="ce1">
            <text:p>0.7</text:p>
          </table:table-cell>
          <table:table-cell office:value-type="float" office:value="0.55749112633200004" table:style-name="ce1">
            <text:p>0.557491126</text:p>
          </table:table-cell>
          <table:table-cell table:number-columns-repeated="16380"/>
        </table:table-row>
        <table:table-row table:style-name="ro1">
          <table:table-cell office:value-type="float" office:value="3.5999999046300002" table:style-name="ce1">
            <text:p>3.599999905</text:p>
          </table:table-cell>
          <table:table-cell table:style-name="ce1"/>
          <table:table-cell office:value-type="float" office:value="0.7" table:style-name="ce1">
            <text:p>0.7</text:p>
          </table:table-cell>
          <table:table-cell office:value-type="float" office:value="0.56778747711499999" table:style-name="ce1">
            <text:p>0.567787477</text:p>
          </table:table-cell>
          <table:table-cell table:number-columns-repeated="16380"/>
        </table:table-row>
        <table:table-row table:style-name="ro1">
          <table:table-cell office:value-type="float" office:value="3.7999999523199999" table:style-name="ce1">
            <text:p>3.79999995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0.3" table:style-name="ce1">
            <text:p>-0.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0.3" table:style-name="ce1">
            <text:p>-0.3</text:p>
          </table:table-cell>
          <table:table-cell table:number-columns-repeated="16380"/>
        </table:table-row>
        <table:table-row table:style-name="ro1">
          <table:table-cell office:value-type="float" office:value="4.1999998092700004" table:style-name="ce1">
            <text:p>4.19999980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0.3" table:style-name="ce1">
            <text:p>-0.3</text:p>
          </table:table-cell>
          <table:table-cell table:number-columns-repeated="16380"/>
        </table:table-row>
        <table:table-row table:style-name="ro1">
          <table:table-cell office:value-type="float" office:value="4.4000000953700003" table:style-name="ce1">
            <text:p>4.40000009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0.3" table:style-name="ce1">
            <text:p>-0.3</text:p>
          </table:table-cell>
          <table:table-cell table:number-columns-repeated="16380"/>
        </table:table-row>
        <table:table-row table:style-name="ro1">
          <table:table-cell office:value-type="float" office:value="4.5999999046299997" table:style-name="ce1">
            <text:p>4.59999990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0.3" table:style-name="ce1">
            <text:p>-0.3</text:p>
          </table:table-cell>
          <table:table-cell table:number-columns-repeated="16380"/>
        </table:table-row>
        <table:table-row table:style-name="ro1">
          <table:table-cell office:value-type="float" office:value="4.8000001907299996" table:style-name="ce1">
            <text:p>4.80000019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0.3" table:style-name="ce1">
            <text:p>-0.3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0.3" table:style-name="ce1">
            <text:p>-0.3</text:p>
          </table:table-cell>
          <table:table-cell table:number-columns-repeated="16380"/>
        </table:table-row>
        <table:table-row table:style-name="ro1">
          <table:table-cell office:value-type="float" office:value="5.1999998092700004" table:style-name="ce1">
            <text:p>5.19999980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0.3" table:style-name="ce1">
            <text:p>-0.3</text:p>
          </table:table-cell>
          <table:table-cell table:number-columns-repeated="16380"/>
        </table:table-row>
        <table:table-row table:style-name="ro1">
          <table:table-cell office:value-type="float" office:value="5.4000000953700003" table:style-name="ce1">
            <text:p>5.40000009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0.3" table:style-name="ce1">
            <text:p>-0.3</text:p>
          </table:table-cell>
          <table:table-cell table:number-columns-repeated="16380"/>
        </table:table-row>
        <table:table-row table:style-name="ro1">
          <table:table-cell office:value-type="float" office:value="5.5999999046299997" table:style-name="ce1">
            <text:p>5.59999990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0.3" table:style-name="ce1">
            <text:p>-0.3</text:p>
          </table:table-cell>
          <table:table-cell table:number-columns-repeated="16380"/>
        </table:table-row>
        <table:table-row table:style-name="ro1">
          <table:table-cell office:value-type="float" office:value="5.8000001907299996" table:style-name="ce1">
            <text:p>5.80000019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0.3" table:style-name="ce1">
            <text:p>-0.3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0.3" table:style-name="ce1">
            <text:p>-0.3</text:p>
          </table:table-cell>
          <table:table-cell table:number-columns-repeated="16380"/>
        </table:table-row>
        <table:table-row table:style-name="ro1">
          <table:table-cell office:value-type="float" office:value="6.1999998092700004" table:style-name="ce1">
            <text:p>6.19999980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0.3" table:style-name="ce1">
            <text:p>-0.3</text:p>
          </table:table-cell>
          <table:table-cell table:number-columns-repeated="16380"/>
        </table:table-row>
        <table:table-row table:style-name="ro1">
          <table:table-cell office:value-type="float" office:value="6.4000000953700003" table:style-name="ce1">
            <text:p>6.40000009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0.3" table:style-name="ce1">
            <text:p>-0.3</text:p>
          </table:table-cell>
          <table:table-cell table:number-columns-repeated="16380"/>
        </table:table-row>
        <table:table-row table:style-name="ro1">
          <table:table-cell office:value-type="float" office:value="6.5999999046299997" table:style-name="ce1">
            <text:p>6.59999990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0.3" table:style-name="ce1">
            <text:p>-0.3</text:p>
          </table:table-cell>
          <table:table-cell table:number-columns-repeated="16380"/>
        </table:table-row>
        <table:table-row table:style-name="ro1">
          <table:table-cell office:value-type="float" office:value="6.8000001907299996" table:style-name="ce1">
            <text:p>6.80000019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0.3" table:style-name="ce1">
            <text:p>-0.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0.3" table:style-name="ce1">
            <text:p>-0.3</text:p>
          </table:table-cell>
          <table:table-cell table:number-columns-repeated="16380"/>
        </table:table-row>
        <table:table-row table:style-name="ro1">
          <table:table-cell office:value-type="float" office:value="7.1999998092700004" table:style-name="ce1">
            <text:p>7.199999809</text:p>
          </table:table-cell>
          <table:table-cell office:value-type="float" office:value="254.12899999999999" table:style-name="ce1">
            <text:p>254.129</text:p>
          </table:table-cell>
          <table:table-cell office:value-type="float" office:value="0.7" table:style-name="ce1">
            <text:p>0.7</text:p>
          </table:table-cell>
          <table:table-cell office:value-type="float" office:value="0.57888517771500003" table:style-name="ce1">
            <text:p>0.578885178</text:p>
          </table:table-cell>
          <table:table-cell table:number-columns-repeated="16380"/>
        </table:table-row>
        <table:table-row table:style-name="ro1">
          <table:table-cell office:value-type="float" office:value="7.4000000953700003" table:style-name="ce1">
            <text:p>7.400000095</text:p>
          </table:table-cell>
          <table:table-cell office:value-type="float" office:value="241.60499999999999" table:style-name="ce1">
            <text:p>241.605</text:p>
          </table:table-cell>
          <table:table-cell office:value-type="float" office:value="0.7" table:style-name="ce1">
            <text:p>0.7</text:p>
          </table:table-cell>
          <table:table-cell office:value-type="float" office:value="0.58914469894199994" table:style-name="ce1">
            <text:p>0.589144699</text:p>
          </table:table-cell>
          <table:table-cell table:number-columns-repeated="16380"/>
        </table:table-row>
        <table:table-row table:style-name="ro1">
          <table:table-cell office:value-type="float" office:value="7.5999999046299997" table:style-name="ce1">
            <text:p>7.599999905</text:p>
          </table:table-cell>
          <table:table-cell office:value-type="float" office:value="230.495" table:style-name="ce1">
            <text:p>230.495</text:p>
          </table:table-cell>
          <table:table-cell office:value-type="float" office:value="0.7" table:style-name="ce1">
            <text:p>0.7</text:p>
          </table:table-cell>
          <table:table-cell office:value-type="float" office:value="0.59952006850999995" table:style-name="ce1">
            <text:p>0.599520069</text:p>
          </table:table-cell>
          <table:table-cell table:number-columns-repeated="16380"/>
        </table:table-row>
        <table:table-row table:style-name="ro1">
          <table:table-cell office:value-type="float" office:value="7.8000001907299996" table:style-name="ce1">
            <text:p>7.800000191</text:p>
          </table:table-cell>
          <table:table-cell office:value-type="float" office:value="220.75399999999999" table:style-name="ce1">
            <text:p>220.754</text:p>
          </table:table-cell>
          <table:table-cell office:value-type="float" office:value="0.7" table:style-name="ce1">
            <text:p>0.7</text:p>
          </table:table-cell>
          <table:table-cell office:value-type="float" office:value="0.60987615137700002" table:style-name="ce1">
            <text:p>0.609876151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14.51300000000001" table:style-name="ce1">
            <text:p>214.513</text:p>
          </table:table-cell>
          <table:table-cell office:value-type="float" office:value="0.7" table:style-name="ce1">
            <text:p>0.7</text:p>
          </table:table-cell>
          <table:table-cell office:value-type="float" office:value="0.62025517077699999" table:style-name="ce1">
            <text:p>0.620255171</text:p>
          </table:table-cell>
          <table:table-cell table:number-columns-repeated="16380"/>
        </table:table-row>
        <table:table-row table:style-name="ro1">
          <table:table-cell office:value-type="float" office:value="8.1999998092700004" table:style-name="ce1">
            <text:p>8.199999809</text:p>
          </table:table-cell>
          <table:table-cell office:value-type="float" office:value="209.66" table:style-name="ce1">
            <text:p>209.66</text:p>
          </table:table-cell>
          <table:table-cell office:value-type="float" office:value="0.7" table:style-name="ce1">
            <text:p>0.7</text:p>
          </table:table-cell>
          <table:table-cell office:value-type="float" office:value="0.63057479616599998" table:style-name="ce1">
            <text:p>0.630574796</text:p>
          </table:table-cell>
          <table:table-cell table:number-columns-repeated="16380"/>
        </table:table-row>
        <table:table-row table:style-name="ro1">
          <table:table-cell office:value-type="float" office:value="8.3999996185299999" table:style-name="ce1">
            <text:p>8.399999619</text:p>
          </table:table-cell>
          <table:table-cell office:value-type="float" office:value="206.84899999999999" table:style-name="ce1">
            <text:p>206.849</text:p>
          </table:table-cell>
          <table:table-cell office:value-type="float" office:value="0.7" table:style-name="ce1">
            <text:p>0.7</text:p>
          </table:table-cell>
          <table:table-cell office:value-type="float" office:value="0.641000528294" table:style-name="ce1">
            <text:p>0.641000528</text:p>
          </table:table-cell>
          <table:table-cell table:number-columns-repeated="16380"/>
        </table:table-row>
        <table:table-row table:style-name="ro1">
          <table:table-cell office:value-type="float" office:value="8.6000003814700001" table:style-name="ce1">
            <text:p>8.600000381</text:p>
          </table:table-cell>
          <table:table-cell office:value-type="float" office:value="202.00899999999999" table:style-name="ce1">
            <text:p>202.009</text:p>
          </table:table-cell>
          <table:table-cell office:value-type="float" office:value="0.7" table:style-name="ce1">
            <text:p>0.7</text:p>
          </table:table-cell>
          <table:table-cell office:value-type="float" office:value="0.65129635796399998" table:style-name="ce1">
            <text:p>0.651296358</text:p>
          </table:table-cell>
          <table:table-cell table:number-columns-repeated="16380"/>
        </table:table-row>
        <table:table-row table:style-name="ro1">
          <table:table-cell office:value-type="float" office:value="8.8000001907299996" table:style-name="ce1">
            <text:p>8.800000191</text:p>
          </table:table-cell>
          <table:table-cell office:value-type="float" office:value="196.453" table:style-name="ce1">
            <text:p>196.453</text:p>
          </table:table-cell>
          <table:table-cell office:value-type="float" office:value="0.69534666666699996" table:style-name="ce1">
            <text:p>0.695346667</text:p>
          </table:table-cell>
          <table:table-cell office:value-type="float" office:value="0.66164490503999995" table:style-name="ce1">
            <text:p>0.661644905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91.59100000000001" table:style-name="ce1">
            <text:p>191.591</text:p>
          </table:table-cell>
          <table:table-cell office:value-type="float" office:value="0.67373777777800004" table:style-name="ce1">
            <text:p>0.673737778</text:p>
          </table:table-cell>
          <table:table-cell office:value-type="float" office:value="0.67199386740400002" table:style-name="ce1">
            <text:p>0.671993867</text:p>
          </table:table-cell>
          <table:table-cell table:number-columns-repeated="16380"/>
        </table:table-row>
        <table:table-row table:style-name="ro1">
          <table:table-cell office:value-type="float" office:value="9.1999998092700004" table:style-name="ce1">
            <text:p>9.199999809</text:p>
          </table:table-cell>
          <table:table-cell office:value-type="float" office:value="185.33" table:style-name="ce1">
            <text:p>185.33</text:p>
          </table:table-cell>
          <table:table-cell office:value-type="float" office:value="0.64591111111099997" table:style-name="ce1">
            <text:p>0.645911111</text:p>
          </table:table-cell>
          <table:table-cell office:value-type="float" office:value="0.682375955895" table:style-name="ce1">
            <text:p>0.682375956</text:p>
          </table:table-cell>
          <table:table-cell table:number-columns-repeated="16380"/>
        </table:table-row>
        <table:table-row table:style-name="ro1">
          <table:table-cell office:value-type="float" office:value="9.3999996185299999" table:style-name="ce1">
            <text:p>9.399999619</text:p>
          </table:table-cell>
          <table:table-cell office:value-type="float" office:value="175.572" table:style-name="ce1">
            <text:p>175.572</text:p>
          </table:table-cell>
          <table:table-cell office:value-type="float" office:value="0.60254222222200005" table:style-name="ce1">
            <text:p>0.602542222</text:p>
          </table:table-cell>
          <table:table-cell office:value-type="float" office:value="0.69278220415000002" table:style-name="ce1">
            <text:p>0.692782204</text:p>
          </table:table-cell>
          <table:table-cell table:number-columns-repeated="16380"/>
        </table:table-row>
        <table:table-row table:style-name="ro1">
          <table:table-cell office:value-type="float" office:value="9.6000003814700001" table:style-name="ce1">
            <text:p>9.600000381</text:p>
          </table:table-cell>
          <table:table-cell office:value-type="float" office:value="168.64599999999999" table:style-name="ce1">
            <text:p>168.646</text:p>
          </table:table-cell>
          <table:table-cell office:value-type="float" office:value="0.57176000000000005" table:style-name="ce1">
            <text:p>0.57176</text:p>
          </table:table-cell>
          <table:table-cell office:value-type="float" office:value="0.70311808920100005" table:style-name="ce1">
            <text:p>0.703118089</text:p>
          </table:table-cell>
          <table:table-cell table:number-columns-repeated="16380"/>
        </table:table-row>
        <table:table-row table:style-name="ro1">
          <table:table-cell office:value-type="float" office:value="9.8000001907299996" table:style-name="ce1">
            <text:p>9.800000191</text:p>
          </table:table-cell>
          <table:table-cell office:value-type="float" office:value="160.321" table:style-name="ce1">
            <text:p>160.321</text:p>
          </table:table-cell>
          <table:table-cell office:value-type="float" office:value="0.53476000000000001" table:style-name="ce1">
            <text:p>0.53476</text:p>
          </table:table-cell>
          <table:table-cell office:value-type="float" office:value="0.71346941922899998" table:style-name="ce1">
            <text:p>0.713469419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4.75399999999999" table:style-name="ce1">
            <text:p>154.754</text:p>
          </table:table-cell>
          <table:table-cell office:value-type="float" office:value="0.51001777777799995" table:style-name="ce1">
            <text:p>0.510017778</text:p>
          </table:table-cell>
          <table:table-cell office:value-type="float" office:value="0.72391715089499997" table:style-name="ce1">
            <text:p>0.723917151</text:p>
          </table:table-cell>
          <table:table-cell table:number-columns-repeated="16380"/>
        </table:table-row>
        <table:table-row table:style-name="ro1">
          <table:table-cell office:value-type="float" office:value="10.199999809299999" table:style-name="ce1">
            <text:p>10.19999981</text:p>
          </table:table-cell>
          <table:table-cell office:value-type="float" office:value="154.75399999999999" table:style-name="ce1">
            <text:p>154.754</text:p>
          </table:table-cell>
          <table:table-cell office:value-type="float" office:value="0.51001777777799995" table:style-name="ce1">
            <text:p>0.510017778</text:p>
          </table:table-cell>
          <table:table-cell office:value-type="float" office:value="0.73424009606200002" table:style-name="ce1">
            <text:p>0.734240096</text:p>
          </table:table-cell>
          <table:table-cell table:number-columns-repeated="16380"/>
        </table:table-row>
        <table:table-row table:style-name="ro1">
          <table:table-cell office:value-type="float" office:value="10.399999618500001" table:style-name="ce1">
            <text:p>10.39999962</text:p>
          </table:table-cell>
          <table:table-cell office:value-type="float" office:value="142.941" table:style-name="ce1">
            <text:p>142.941</text:p>
          </table:table-cell>
          <table:table-cell office:value-type="float" office:value="0.45751555555599999" table:style-name="ce1">
            <text:p>0.457515556</text:p>
          </table:table-cell>
          <table:table-cell office:value-type="float" office:value="0.74461174502799998" table:style-name="ce1">
            <text:p>0.744611745</text:p>
          </table:table-cell>
          <table:table-cell table:number-columns-repeated="16380"/>
        </table:table-row>
        <table:table-row table:number-rows-repeated="104852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dc:creator>Jose Casadiego</dc:creator>
    <meta:creation-date>2020-07-26T11:44:30Z</meta:creation-date>
    <dc:date>2020-07-27T02:36:15Z</dc:date>
    <meta:editing-cycles>3</meta:editing-cycles>
    <meta:editing-duration>PT2161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plot-area chart:style-name="Plt0">
          <chart:axis chart:dimension="x" chart:name="primary-x" chart:style-name="Axs0">
            <chart:title chart:style-name="AT00">
              <text:p text:style-name="a0" text:class-names="" text:cond-style-name="">Posición en x del cuello (# de pixel)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1" text:class-names="" text:cond-style-name="">velocidad lineal del robot (m/s)</text:p>
            </chart:title>
            <chart:grid chart:class="major" chart:style-name="GMa1"/>
          </chart:axis>
          <chart:series chart:values-cell-range-address="Sheet1.$A$1:.$A$57" chart:class="chart:scatter" chart:attached-axis="primary-y" chart:style-name="G0S0">
            <chart:domain table:cell-range-address="Sheet1.$B$1:.$B$57"/>
            <chart:data-point chart:repeated="5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scatter" svg:height="156.3pt" svg:width="360.0pt" chart:style-name="Crt0">
        <chart:title svg:x="161.41pt" svg:y="3.51251968503937pt" chart:style-name="CT00">
          <text:p text:style-name="a0" text:class-names="" text:cond-style-name="">15-a</text:p>
        </chart:title>
        <chart:plot-area svg:x="24.98503937007874pt" svg:y="11.0pt" svg:width="324.0149606299212pt" svg:height="119.0949606299213pt" chart:style-name="Plt0">
          <chart:axis chart:dimension="x" chart:name="primary-x" chart:style-name="Axs0">
            <chart:title chart:style-name="AT00">
              <text:p text:style-name="a1" text:class-names="" text:cond-style-name="">Tiempo (s)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Posición del cuello (# de pixel)</text:p>
            </chart:title>
            <chart:grid chart:class="major" chart:style-name="GMa1"/>
          </chart:axis>
          <chart:series chart:values-cell-range-address="Sheet2.$B$1:.$B$85" chart:class="chart:scatter" chart:attached-axis="primary-y" chart:style-name="G0S0">
            <chart:domain table:cell-range-address="Sheet2.$A$1:.$A$85"/>
            <chart:data-point chart:repeated="8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03.1pt" svg:width="360.0pt" chart:style-name="Crt0">
        <chart:title svg:x="162.5024409448819pt" svg:y="6.0pt" chart:style-name="CT00">
          <text:p text:style-name="a0" text:class-names="" text:cond-style-name="">15- b</text:p>
        </chart:title>
        <chart:legend chart:legend-position="bottom" chart:legend-align="center" chart:style-name="Lgnd"/>
        <chart:plot-area svg:x="26.20503937007874pt" svg:y="11.0pt" svg:width="307.5899212598425pt" svg:height="143.019842519685pt" chart:style-name="Plt0">
          <chart:axis chart:dimension="x" chart:name="primary-x" chart:style-name="Axs0">
            <chart:title chart:style-name="AT00">
              <text:p text:style-name="a1" text:class-names="" text:cond-style-name="">Tiempo (s)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velocidad lineal (m/s)</text:p>
            </chart:title>
            <chart:grid chart:class="major" chart:style-name="GMa1"/>
          </chart:axis>
          <chart:axis chart:dimension="y" chart:name="secondary-y" chart:style-name="Axs2">
            <chart:title chart:style-name="AT02">
              <text:p text:style-name="a3" text:class-names="" text:cond-style-name="">velocidad angular (rad/s)</text:p>
            </chart:title>
          </chart:axis>
          <chart:axis chart:dimension="x" chart:name="secondary-X" chart:style-name="Axs3"/>
          <chart:series chart:values-cell-range-address="Sheet2.$C$1:.$C$85" chart:class="chart:scatter" chart:attached-axis="primary-y" chart:style-name="G0S0">
            <chart:domain table:cell-range-address="Sheet2.$A$1:.$A$85"/>
            <chart:data-point chart:repeated="85"/>
          </chart:series>
          <chart:series chart:values-cell-range-address="Sheet2.$D$1:.$D$85" chart:class="chart:scatter" chart:attached-axis="secondary-y" chart:style-name="G1S0">
            <chart:domain table:cell-range-address="Sheet2.$A$1:.$A$85"/>
            <chart:data-point chart:repeated="8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778in" svg:stroke-color="#7f7f7f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scatter" svg:height="156.24pt" svg:width="360.0pt" chart:style-name="Crt0">
        <chart:title svg:x="167.41pt" svg:y="4.34pt" chart:style-name="CT00">
          <text:p text:style-name="a0" text:class-names="" text:cond-style-name="">16-a</text:p>
        </chart:title>
        <chart:plot-area svg:x="23.76503937007874pt" svg:y="11.0pt" svg:width="325.2349606299212pt" svg:height="119.0349606299213pt" chart:style-name="Plt0">
          <chart:axis chart:dimension="x" chart:name="primary-x" chart:style-name="Axs0">
            <chart:title chart:style-name="AT00">
              <text:p text:style-name="a1" text:class-names="" text:cond-style-name="">Tiempo (s)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Posición del cuello (# de pixel)</text:p>
            </chart:title>
            <chart:grid chart:class="major" chart:style-name="GMa1"/>
          </chart:axis>
          <chart:series chart:values-cell-range-address="Sheet3.$B$1:.$B$53" chart:class="chart:scatter" chart:attached-axis="primary-y" chart:style-name="G0S0">
            <chart:domain table:cell-range-address="Sheet3.$A$1:.$A$53"/>
            <chart:data-point chart:repeated="5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03.04pt" svg:width="360.0pt" chart:style-name="Crt0">
        <chart:title svg:x="164.0849606299213pt" svg:y="6.0pt" chart:style-name="CT00">
          <text:p text:style-name="a0" text:class-names="" text:cond-style-name="">16-b</text:p>
        </chart:title>
        <chart:legend chart:legend-position="bottom" chart:legend-align="center" chart:style-name="Lgnd"/>
        <chart:plot-area svg:x="26.20503937007874pt" svg:y="11.0pt" svg:width="307.5899212598425pt" svg:height="142.959842519685pt" chart:style-name="Plt0">
          <chart:axis chart:dimension="x" chart:name="primary-x" chart:style-name="Axs0">
            <chart:title chart:style-name="AT00">
              <text:p text:style-name="a1" text:class-names="" text:cond-style-name="">Tiempo (s)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velocidad lineal (m/s)</text:p>
            </chart:title>
            <chart:grid chart:class="major" chart:style-name="GMa1"/>
          </chart:axis>
          <chart:axis chart:dimension="y" chart:name="secondary-y" chart:style-name="Axs2">
            <chart:title chart:style-name="AT02">
              <text:p text:style-name="a3" text:class-names="" text:cond-style-name="">velocidad angular (rad/s)</text:p>
            </chart:title>
          </chart:axis>
          <chart:axis chart:dimension="x" chart:name="secondary-X" chart:style-name="Axs3"/>
          <chart:series chart:values-cell-range-address="Sheet3.$C$1:.$C$53" chart:class="chart:scatter" chart:attached-axis="primary-y" chart:style-name="G0S0">
            <chart:domain table:cell-range-address="Sheet3.$A$1:.$A$53"/>
            <chart:data-point chart:repeated="53"/>
          </chart:series>
          <chart:series chart:values-cell-range-address="Sheet3.$D$1:.$D$53" chart:class="chart:scatter" chart:attached-axis="secondary-y" chart:style-name="G1S0">
            <chart:domain table:cell-range-address="Sheet3.$A$1:.$A$53"/>
            <chart:data-point chart:repeated="53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